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rporativeCndW00-Bold" svg:font-family="CorporativeCndW00-Bold" style:font-pitch="variable"/>
    <style:font-face style:name="CorporativeW00-Regular" svg:font-family="CorporativeW00-Regular" style:font-pitch="variable"/>
    <style:font-face style:name="Gerlach Sans 200" svg:font-family="'Gerlach Sans 200'" style:font-family-generic="swiss" style:font-pitch="variable"/>
    <style:font-face style:name="Gerlach Sans 400" svg:font-family="'Gerlach Sans 400'" style:font-family-generic="swiss" style:font-pitch="variable"/>
    <style:font-face style:name="Gerlach Sans 600" svg:font-family="'Gerlach Sans 600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erson_5f_table" style:display-name="person_table" style:family="table">
      <style:table-properties style:width="12.799cm" table:align="left" fo:background-color="transparent" style:may-break-between-rows="true">
        <style:background-image/>
      </style:table-properties>
    </style:style>
    <style:style style:name="person_5f_table.A" style:display-name="person_table.A" style:family="table-column">
      <style:table-column-properties style:column-width="1.9cm"/>
    </style:style>
    <style:style style:name="person_5f_table.B" style:display-name="person_table.B" style:family="table-column">
      <style:table-column-properties style:column-width="2.798cm"/>
    </style:style>
    <style:style style:name="person_5f_table.C" style:display-name="person_table.C" style:family="table-column">
      <style:table-column-properties style:column-width="3.099cm"/>
    </style:style>
    <style:style style:name="person_5f_table.D" style:display-name="person_table.D" style:family="table-column">
      <style:table-column-properties style:column-width="3.002cm"/>
    </style:style>
    <style:style style:name="person_5f_table.E" style:display-name="person_table.E" style:family="table-column">
      <style:table-column-properties style:column-width="2cm"/>
    </style:style>
    <style:style style:name="person_5f_table.1" style:display-name="person_table.1" style:family="table-row">
      <style:table-row-properties fo:background-color="#efefef" fo:keep-together="always">
        <style:background-image/>
      </style:table-row-properties>
    </style:style>
    <style:style style:name="person_5f_table.A1" style:display-name="person_table.A1" style:family="table-cell">
      <style:table-cell-properties fo:background-color="#ffffff" fo:padding="0.199cm" fo:border-left="none" fo:border-right="none" fo:border-top="0.05pt solid #000000" fo:border-bottom="0.05pt solid #000000">
        <style:background-image/>
      </style:table-cell-properties>
    </style:style>
    <style:style style:name="person_5f_table.2" style:display-name="person_table.2" style:family="table-row">
      <style:table-row-properties style:min-row-height="1.949cm" fo:keep-together="always"/>
    </style:style>
    <style:style style:name="person_5f_table.A2" style:display-name="person_table.A2" style:family="table-cell">
      <style:table-cell-properties fo:background-color="#ffffff" fo:padding="0.199cm" fo:border-left="none" fo:border-right="none" fo:border-top="none" fo:border-bottom="0.05pt solid #000000">
        <style:background-image/>
      </style:table-cell-properties>
    </style:style>
    <style:style style:name="person_5f_table.A3" style:display-name="person_table.A3" style:family="table-cell">
      <style:table-cell-properties fo:background-color="#ffffff" fo:padding="0.199cm" fo:border-left="none" fo:border-right="none" fo:border-top="none" fo:border-bottom="0.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Gerlach Sans 200" fo:font-size="8pt" officeooo:rsid="00744121" officeooo:paragraph-rsid="00744121" style:font-size-asian="8pt" style:font-size-complex="8pt"/>
    </style:style>
    <style:style style:name="P2" style:family="paragraph" style:parent-style-name="Frame_20_contents">
      <style:text-properties fo:language="de" fo:country="DE"/>
    </style:style>
    <style:style style:name="P3" style:family="paragraph" style:parent-style-name="Table_20_Contents">
      <style:text-properties fo:language="de" fo:country="DE"/>
    </style:style>
    <style:style style:name="P4" style:family="paragraph" style:parent-style-name="Table_20_Contents">
      <style:text-properties fo:font-size="12pt" fo:language="de" fo:country="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text-properties style:font-name="CorporativeCndW00-Bold" fo:font-size="12pt" fo:language="de" fo:country="DE" officeooo:paragraph-rsid="002500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style:font-name="CorporativeCndW00-Bold" fo:font-size="12pt" fo:language="de" fo:country="DE" officeooo:paragraph-rsid="002500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text-properties style:font-name="CorporativeW00-Regular" fo:font-size="8pt" fo:language="de" fo:country="DE" officeooo:rsid="001812ca" officeooo:paragraph-rsid="001812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text-properties style:font-name="CorporativeW00-Regular" fo:font-size="8pt" fo:language="de" fo:country="DE" officeooo:rsid="001812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text-properties style:font-name="CorporativeW00-Regular" fo:font-size="8pt" fo:language="de" fo:country="DE" officeooo:rsid="001812ca" officeooo:paragraph-rsid="002120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text-properties style:font-name="CorporativeW00-Regular" fo:font-size="8pt" fo:language="de" fo:country="DE" officeooo:rsid="001812ca" officeooo:paragraph-rsid="007637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text-properties style:font-name="CorporativeW00-Regular" fo:font-size="8pt" fo:language="de" fo:country="DE" officeooo:rsid="001812ca" officeooo:paragraph-rsid="00679ca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text-properties style:font-name="CorporativeW00-Regular" fo:language="de" fo:country="DE" officeooo:rsid="001812ca" officeooo:paragraph-rsid="00679c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font-name="Gerlach Sans 400" fo:font-size="10pt" fo:language="de" fo:country="DE" style:font-size-asian="10pt" style:font-size-complex="10pt"/>
    </style:style>
    <style:style style:name="P14" style:family="paragraph" style:parent-style-name="Table_20_Contents">
      <style:text-properties officeooo:paragraph-rsid="00679ca9"/>
    </style:style>
    <style:style style:name="P15" style:family="paragraph" style:parent-style-name="Title" style:master-page-name="First_20_Page">
      <loext:graphic-properties draw:fill="none"/>
      <style:paragraph-properties fo:margin-left="0cm" fo:margin-right="-0.199cm" fo:margin-top="0.423cm" fo:margin-bottom="0.212cm" style:contextual-spacing="false" fo:text-align="center" style:justify-single-word="false" fo:text-indent="0cm" style:auto-text-indent="false" style:page-number="auto" fo:background-color="transparent" fo:keep-with-next="always"/>
      <style:text-properties fo:font-size="2pt" fo:language="de" fo:country="DE" style:font-size-asian="1.75pt" style:font-size-complex="2pt"/>
    </style:style>
    <style:style style:name="T1" style:family="text">
      <style:text-properties fo:language="de" fo:country="DE"/>
    </style:style>
    <style:style style:name="T2" style:family="text">
      <style:text-properties fo:language="de" fo:country="DE" officeooo:rsid="001d5df5"/>
    </style:style>
    <style:style style:name="T3" style:family="text">
      <style:text-properties style:font-name="CorporativeW00-Regular" fo:font-size="8pt" fo:language="de" fo:country="DE" officeooo:rsid="00679ca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4" style:family="text">
      <style:text-properties fo:font-size="8pt" style:font-size-asian="8pt" style:font-size-complex="8pt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padding="0cm" fo:border="none" draw:wrap-influence-on-position="once-concurrent" loext:allow-overlap="true" loext:rel-width-rel="paragraph"/>
    </style:style>
  </office:automatic-styles>
  <office:body>
    <office:text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ocument.total" text:name="py3o.document.total"/>
        <text:user-field-decl office:value-type="string" office:string-value="Line Value 3" text:name="py3o.line.val3"/>
        <text:user-field-decl office:value-type="float" office:value="0" text:name="py3o.item.Amount"/>
        <text:user-field-decl office:value-type="string" office:string-value="Invoice.Currency" text:name="py3o.item.Currency"/>
        <text:user-field-decl office:value-type="string" office:string-value="Invoice.Reference" text:name="py3o.item.InvoiceRef"/>
        <text:user-field-decl office:value-type="string" office:string-value="Line Value 1" text:name="py3o.line.val1"/>
        <text:user-field-decl office:value-type="string" office:string-value="Line Value 2" text:name="py3o.line.val2"/>
        <text:user-field-decl office:value-type="string" office:string-value="person.firstName" text:name="py3o.person.firstName"/>
        <text:user-field-decl office:value-type="string" office:string-value="person.lastName" text:name="py3o.person.lastName"/>
        <text:user-field-decl office:value-type="string" office:string-value="person.email" text:name="py3o.person.email"/>
        <text:user-field-decl office:value-type="string" office:string-value="person.phonePrivate" text:name="py3o.person.phonePrivate"/>
        <text:user-field-decl office:value-type="string" office:string-value="person.mobile" text:name="py3o.person.mobile"/>
        <text:user-field-decl office:value-type="string" office:string-value="person.street" text:name="py3o.person.street"/>
        <text:user-field-decl office:value-type="string" office:string-value="person.zip" text:name="py3o.person.zip"/>
        <text:user-field-decl office:value-type="string" office:string-value="person.city" text:name="py3o.person.city"/>
        <text:user-field-decl office:value-type="string" office:string-value="child.name" text:name="py3o.child.name"/>
        <text:user-field-decl office:value-type="string" office:string-value="child.age" text:name="py3o.child.age"/>
        <text:user-field-decl office:value-type="string" office:string-value="person.birthday" text:name="py3o.person.birthday"/>
      </text:user-field-decls>
      <text:p text:style-name="P15"/>
      <table:table table:name="person_table" table:style-name="person_5f_table">
        <table:table-column table:style-name="person_5f_table.A"/>
        <table:table-column table:style-name="person_5f_table.B"/>
        <table:table-column table:style-name="person_5f_table.C"/>
        <table:table-column table:style-name="person_5f_table.D"/>
        <table:table-column table:style-name="person_5f_table.E"/>
        <table:table-row table:style-name="person_5f_table.1">
          <table:table-cell table:style-name="person_5f_table.A1" table:number-columns-spanned="5" office:value-type="string">
            <text:p text:style-name="Table_20_Contents"><text:a xlink:type="simple" xlink:href="py3o://for=%22person%20in%20persons%22" text:style-name="Internet_20_link" text:visited-style-name="Visited_20_Internet_20_Link"><text:span text:style-name="T2">for="person in persons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person_5f_table.2">
          <table:table-cell table:style-name="person_5f_table.A2" office:value-type="string">
            <text:p text:style-name="P4"><draw:frame draw:style-name="fr1" draw:name="py3o.image(person.image, 'png', height='1.5cm', width='1.5cm', isb64=False, keep_ratio=True)" text:anchor-type="paragraph" svg:x="0.007cm" svg:y="0.007cm" svg:width="1.406cm" style:rel-width="100%" draw:z-index="0"><draw:text-box fo:min-height="2cm"><text:p text:style-name="P2"/></draw:text-box></draw:frame></text:p>
          </table:table-cell>
          <table:table-cell table:style-name="person_5f_table.A2" office:value-type="string">
            <text:p text:style-name="P5"><text:user-field-get text:name="py3o.person.lastName">person.lastName</text:user-field-get></text:p>
            <text:p text:style-name="P6"><text:user-field-get text:name="py3o.person.firstName">person.firstName</text:user-field-get></text:p>
          </table:table-cell>
          <table:table-cell table:style-name="person_5f_table.A2" office:value-type="string">
            <text:p text:style-name="P7"><text:user-field-get text:name="py3o.person.email">person.email</text:user-field-get></text:p>
            <text:p text:style-name="P9"><text:user-field-get text:name="py3o.person.mobile">person.mobile</text:user-field-get></text:p>
            <text:p text:style-name="P10"><text:user-field-get text:name="py3o.person.phonePrivate">person.phonePrivate</text:user-field-get></text:p>
            <text:p text:style-name="P10"><text:user-field-get text:name="py3o.person.birthday">person.birthday</text:user-field-get></text:p>
          </table:table-cell>
          <table:table-cell table:style-name="person_5f_table.A2" office:value-type="string">
            <text:p text:style-name="P8"><text:user-field-get text:name="py3o.person.street">person.street</text:user-field-get></text:p>
            <text:p text:style-name="P8"><text:user-field-get text:name="py3o.person.zip">person.zip</text:user-field-get><text:s/><text:user-field-get text:name="py3o.person.city">person.city</text:user-field-get></text:p>
          </table:table-cell>
          <table:table-cell table:style-name="person_5f_table.A2" office:value-type="string">
            <text:p text:style-name="P14"><text:a xlink:type="simple" xlink:href="py3o://for=%22child%20in%20person.children%22" text:style-name="Internet_20_link" text:visited-style-name="Visited_20_Internet_20_Link"><text:span text:style-name="T3">for="child in person.children"</text:span></text:a></text:p>
            <text:p text:style-name="P11"><text:user-field-get text:name="py3o.child.name">child.name</text:user-field-get><text:user-field-get text:name="py3o.child.age">child.age</text:user-field-get></text:p>
            <text:p text:style-name="P12"><text:a xlink:type="simple" xlink:href="py3o:///for" text:style-name="Internet_20_link" text:visited-style-name="Visited_20_Internet_20_Link"><text:span text:style-name="T4">/for</text:span></text:a></text:p>
          </table:table-cell>
        </table:table-row>
        <table:table-row table:style-name="person_5f_table.1">
          <table:table-cell table:style-name="person_5f_table.A3" table:number-columns-spanned="5" office:value-type="string">
            <text:p text:style-name="P3"/>
            <text:p text:style-name="Table_20_Contents"><text:a xlink:type="simple" xlink:href="py3o:///for" text:style-name="Internet_20_link" text:visited-style-name="Visited_20_Internet_20_Link"><text:span text:style-name="T1">/for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rporativeCndW00-Bold" svg:font-family="CorporativeCndW00-Bold" style:font-pitch="variable"/>
    <style:font-face style:name="CorporativeW00-Regular" svg:font-family="CorporativeW00-Regular" style:font-pitch="variable"/>
    <style:font-face style:name="Gerlach Sans 200" svg:font-family="'Gerlach Sans 200'" style:font-family-generic="swiss" style:font-pitch="variable"/>
    <style:font-face style:name="Gerlach Sans 400" svg:font-family="'Gerlach Sans 400'" style:font-family-generic="swiss" style:font-pitch="variable"/>
    <style:font-face style:name="Gerlach Sans 600" svg:font-family="'Gerlach Sans 600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rial Unicode MS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-left="0cm" fo:padding-right="0cm" fo:padding-top="0.199cm" fo:padding-bottom="0.199cm" fo:border="none" style:join-border="false">
        <style:tab-stops/>
      </style:paragraph-properties>
      <style:text-properties fo:text-transform="uppercase"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Gerlach Sans 200" fo:font-size="8pt" officeooo:rsid="00744121" officeooo:paragraph-rsid="00744121" style:font-size-asian="8pt" style:font-size-complex="8pt"/>
    </style:style>
    <style:page-layout style:name="Mpm1">
      <style:page-layout-properties fo:page-width="14.801cm" fo:page-height="21.001cm" style:num-format="1" style:print-orientation="portrait" fo:margin-top="1cm" fo:margin-bottom="0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14.801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1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14.8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Seite <text:page-number text:select-page="current">0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tzte_20_Seite" style:display-name="Letzte Seite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meta:initial-creator>Samuel Mehrbrodt</meta:initial-creator>
    <meta:creation-date>2022-05-14T07:34:02.575631679</meta:creation-date>
    <dc:language>en-GB</dc:language>
    <meta:editing-cycles>8</meta:editing-cycles>
    <meta:editing-duration>PT28M44S</meta:editing-duration>
    <dc:date>2022-06-17T07:33:13.018257071</dc:date>
    <dc:creator>Samuel Mehrbrodt</dc:creator>
    <meta:document-statistic meta:table-count="1" meta:image-count="0" meta:object-count="0" meta:page-count="1" meta:paragraph-count="14" meta:word-count="20" meta:character-count="212" meta:non-whitespace-character-count="206"/>
  </office:meta>
</office:document-meta>
</file>